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Alimentaion en V</text:p>
          </table:table-cell>
          <table:table-cell table:number-columns-repeated="1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$A$2]*[.$B$12]*[.D3]" office:value-type="float" office:value="503.1" calcext:value-type="float">
            <text:p>503.1</text:p>
          </table:table-cell>
          <table:table-cell table:formula="of:=[.G3]/([.E3]*1000/20/10)" office:value-type="float" office:value="3.354" calcext:value-type="float">
            <text:p>3.35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9.5" calcext:value-type="float">
            <text:p>29.5</text:p>
          </table:table-cell>
          <table:table-cell/>
          <table:table-cell table:formula="of:=[.$K$2]*[.$B$12]*[.N3]" office:value-type="float" office:value="122.55" calcext:value-type="float">
            <text:p>122.55</text:p>
          </table:table-cell>
          <table:table-cell table:formula="of:=[.Q3]/([.O3]*1000/20/10)" office:value-type="float" office:value="0.830847457627119" calcext:value-type="float">
            <text:p>0.83084745762711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29.8" calcext:value-type="float">
            <text:p>29.8</text:p>
          </table:table-cell>
          <table:table-cell/>
          <table:table-cell table:formula="of:=[.$A$2]*[.$B$12]*[.D4]" office:value-type="float" office:value="529.932" calcext:value-type="float">
            <text:p>529.932</text:p>
          </table:table-cell>
          <table:table-cell table:formula="of:=[.G4]/([.E4]*1000/20/10)" office:value-type="float" office:value="3.55659060402685" calcext:value-type="float">
            <text:p>3.55659060402685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28.65" calcext:value-type="float">
            <text:p>28.65</text:p>
          </table:table-cell>
          <table:table-cell/>
          <table:table-cell table:formula="of:=[.$K$2]*[.$B$12]*[.N4]" office:value-type="float" office:value="197.714" calcext:value-type="float">
            <text:p>197.714</text:p>
          </table:table-cell>
          <table:table-cell table:formula="of:=[.Q4]/([.O4]*1000/20/10)" office:value-type="float" office:value="1.38020244328098" calcext:value-type="float">
            <text:p>1.3802024432809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5" calcext:value-type="float">
            <text:p>0.005</text:p>
          </table:table-cell>
          <table:table-cell office:value-type="float" office:value="1.7" calcext:value-type="float">
            <text:p>1.7</text:p>
          </table:table-cell>
          <table:table-cell office:value-type="float" office:value="29.6" calcext:value-type="float">
            <text:p>29.6</text:p>
          </table:table-cell>
          <table:table-cell/>
          <table:table-cell table:formula="of:=[.$A$2]*[.$B$12]*[.D5]" office:value-type="float" office:value="570.18" calcext:value-type="float">
            <text:p>570.18</text:p>
          </table:table-cell>
          <table:table-cell table:formula="of:=[.G5]/([.E5]*1000/20/10)" office:value-type="float" office:value="3.85256756756757" calcext:value-type="float">
            <text:p>3.85256756756757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005" calcext:value-type="float">
            <text:p>0.005</text:p>
          </table:table-cell>
          <table:table-cell office:value-type="float" office:value="1.8" calcext:value-type="float">
            <text:p>1.8</text:p>
          </table:table-cell>
          <table:table-cell office:value-type="float" office:value="28.05" calcext:value-type="float">
            <text:p>28.05</text:p>
          </table:table-cell>
          <table:table-cell/>
          <table:table-cell table:formula="of:=[.$K$2]*[.$B$12]*[.N5]" office:value-type="float" office:value="294.12" calcext:value-type="float">
            <text:p>294.12</text:p>
          </table:table-cell>
          <table:table-cell table:formula="of:=[.Q5]/([.O5]*1000/20/10)" office:value-type="float" office:value="2.09711229946524" calcext:value-type="float">
            <text:p>2.09711229946524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.85" calcext:value-type="float">
            <text:p>1.85</text:p>
          </table:table-cell>
          <table:table-cell office:value-type="float" office:value="29.5" calcext:value-type="float">
            <text:p>29.5</text:p>
          </table:table-cell>
          <table:table-cell/>
          <table:table-cell table:formula="of:=[.$A$2]*[.$B$12]*[.D6]" office:value-type="float" office:value="620.49" calcext:value-type="float">
            <text:p>620.49</text:p>
          </table:table-cell>
          <table:table-cell table:formula="of:=[.G6]/([.E6]*1000/20/10)" office:value-type="float" office:value="4.20671186440678" calcext:value-type="float">
            <text:p>4.20671186440678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0.009" calcext:value-type="float">
            <text:p>0.009</text:p>
          </table:table-cell>
          <table:table-cell office:value-type="float" office:value="2.48" calcext:value-type="float">
            <text:p>2.48</text:p>
          </table:table-cell>
          <table:table-cell office:value-type="float" office:value="27.35" calcext:value-type="float">
            <text:p>27.35</text:p>
          </table:table-cell>
          <table:table-cell/>
          <table:table-cell table:formula="of:=[.$K$2]*[.$B$12]*[.N6]" office:value-type="float" office:value="405.232" calcext:value-type="float">
            <text:p>405.232</text:p>
          </table:table-cell>
          <table:table-cell table:formula="of:=[.Q6]/([.O6]*1000/20/10)" office:value-type="float" office:value="2.96330530164534" calcext:value-type="float">
            <text:p>2.96330530164534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13" calcext:value-type="float">
            <text:p>0.013</text:p>
          </table:table-cell>
          <table:table-cell office:value-type="float" office:value="2.01" calcext:value-type="float">
            <text:p>2.01</text:p>
          </table:table-cell>
          <table:table-cell office:value-type="float" office:value="29.3" calcext:value-type="float">
            <text:p>29.3</text:p>
          </table:table-cell>
          <table:table-cell/>
          <table:table-cell table:formula="of:=[.$A$2]*[.$B$12]*[.D7]" office:value-type="float" office:value="674.154" calcext:value-type="float">
            <text:p>674.154</text:p>
          </table:table-cell>
          <table:table-cell table:formula="of:=[.G7]/([.E7]*1000/20/10)" office:value-type="float" office:value="4.6017337883959" calcext:value-type="float">
            <text:p>4.6017337883959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0.012" calcext:value-type="float">
            <text:p>0.012</text:p>
          </table:table-cell>
          <table:table-cell office:value-type="float" office:value="3.25" calcext:value-type="float">
            <text:p>3.25</text:p>
          </table:table-cell>
          <table:table-cell office:value-type="float" office:value="26.3" calcext:value-type="float">
            <text:p>26.3</text:p>
          </table:table-cell>
          <table:table-cell/>
          <table:table-cell table:formula="of:=[.$K$2]*[.$B$12]*[.N7]" office:value-type="float" office:value="531.05" calcext:value-type="float">
            <text:p>531.05</text:p>
          </table:table-cell>
          <table:table-cell table:formula="of:=[.Q7]/([.O7]*1000/20/10)" office:value-type="float" office:value="4.0384030418251" calcext:value-type="float">
            <text:p>4.0384030418251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17" calcext:value-type="float">
            <text:p>0.017</text:p>
          </table:table-cell>
          <table:table-cell office:value-type="float" office:value="2.2" calcext:value-type="float">
            <text:p>2.2</text:p>
          </table:table-cell>
          <table:table-cell office:value-type="float" office:value="29.2" calcext:value-type="float">
            <text:p>29.2</text:p>
          </table:table-cell>
          <table:table-cell/>
          <table:table-cell table:formula="of:=[.$A$2]*[.$B$12]*[.D8]" office:value-type="float" office:value="737.88" calcext:value-type="float">
            <text:p>737.88</text:p>
          </table:table-cell>
          <table:table-cell table:formula="of:=[.G8]/([.E8]*1000/20/10)" office:value-type="float" office:value="5.05397260273973" calcext:value-type="float">
            <text:p>5.05397260273973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18" calcext:value-type="float">
            <text:p>0.018</text:p>
          </table:table-cell>
          <table:table-cell office:value-type="float" office:value="2.26" calcext:value-type="float">
            <text:p>2.26</text:p>
          </table:table-cell>
          <table:table-cell office:value-type="float" office:value="29.15" calcext:value-type="float">
            <text:p>29.15</text:p>
          </table:table-cell>
          <table:table-cell/>
          <table:table-cell table:formula="of:=[.$A$2]*[.$B$12]*[.D9]" office:value-type="float" office:value="758.004" calcext:value-type="float">
            <text:p>758.004</text:p>
          </table:table-cell>
          <table:table-cell table:formula="of:=[.G9]/([.E9]*1000/20/10)" office:value-type="float" office:value="5.20071355060034" calcext:value-type="float">
            <text:p>5.20071355060034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022" calcext:value-type="float">
            <text:p>0.022</text:p>
          </table:table-cell>
          <table:table-cell office:value-type="float" office:value="2.46" calcext:value-type="float">
            <text:p>2.46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$A$2]*[.$B$12]*[.D10]" office:value-type="float" office:value="825.084" calcext:value-type="float">
            <text:p>825.084</text:p>
          </table:table-cell>
          <table:table-cell table:formula="of:=[.G10]/([.E10]*1000/20/10)" office:value-type="float" office:value="5.69023448275862" calcext:value-type="float">
            <text:p>5.69023448275862</text:p>
          </table:table-cell>
          <table:table-cell table:number-columns-repeated="3"/>
          <table:table-cell office:value-type="float" office:value="2100" calcext:value-type="float">
            <text:p>2100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os Phi</text:p>
          </table:table-cell>
          <table:table-cell office:value-type="float" office:value="0.86" calcext:value-type="float">
            <text:p>0.86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Alimentaion en V/f</text:p>
          </table:table-cell>
          <table:table-cell table:number-columns-repeated="17"/>
        </table:table-row>
        <table:table-row table:style-name="ro1">
          <table:table-cell table:style-name="ce1" office:value-type="percentage" office:value="1" calcext:value-type="percentage">
            <text:p>100.00%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 table:number-columns-repeated="5"/>
          <table:table-cell table:style-name="ce1" office:value-type="percentage" office:value="0.5" calcext:value-type="percentage">
            <text:p>50.00%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Imcc</text:p>
          </table:table-cell>
          <table:table-cell office:value-type="string" calcext:value-type="string">
            <text:p>Imas</text:p>
          </table:table-cell>
          <table:table-cell office:value-type="string" calcext:value-type="string">
            <text:p>Vitesse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29.93" calcext:value-type="float">
            <text:p>29.93</text:p>
          </table:table-cell>
          <table:table-cell/>
          <table:table-cell table:formula="of:=[.$A$2]*[.$B$12]*[.D17]" office:value-type="float" office:value="566.826" calcext:value-type="float">
            <text:p>566.826</text:p>
          </table:table-cell>
          <table:table-cell table:formula="of:=[.G17]/([.E17]*1000/20/10)" office:value-type="float" office:value="3.78767791513531" calcext:value-type="float">
            <text:p>3.7876779151353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4.96" calcext:value-type="float">
            <text:p>14.96</text:p>
          </table:table-cell>
          <table:table-cell/>
          <table:table-cell table:formula="of:=[.$K$2]*[.$B$12]*[.N17]" office:value-type="float" office:value="269.61" calcext:value-type="float">
            <text:p>269.61</text:p>
          </table:table-cell>
          <table:table-cell table:formula="of:=[.Q17]/([.O17]*1000/20/10)" office:value-type="float" office:value="3.60441176470588" calcext:value-type="float">
            <text:p>3.6044117647058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29.83" calcext:value-type="float">
            <text:p>29.83</text:p>
          </table:table-cell>
          <table:table-cell/>
          <table:table-cell table:formula="of:=[.$A$2]*[.$B$12]*[.D18]" office:value-type="float" office:value="580.242" calcext:value-type="float">
            <text:p>580.242</text:p>
          </table:table-cell>
          <table:table-cell table:formula="of:=[.G18]/([.E18]*1000/20/10)" office:value-type="float" office:value="3.89032517599732" calcext:value-type="float">
            <text:p>3.89032517599732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14.9" calcext:value-type="float">
            <text:p>14.9</text:p>
          </table:table-cell>
          <table:table-cell/>
          <table:table-cell table:formula="of:=[.$K$2]*[.$B$12]*[.N18]" office:value-type="float" office:value="269.61" calcext:value-type="float">
            <text:p>269.61</text:p>
          </table:table-cell>
          <table:table-cell table:formula="of:=[.Q18]/([.O18]*1000/20/10)" office:value-type="float" office:value="3.61892617449664" calcext:value-type="float">
            <text:p>3.61892617449664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006" calcext:value-type="float">
            <text:p>0.006</text:p>
          </table:table-cell>
          <table:table-cell office:value-type="float" office:value="1.85" calcext:value-type="float">
            <text:p>1.85</text:p>
          </table:table-cell>
          <table:table-cell office:value-type="float" office:value="29.73" calcext:value-type="float">
            <text:p>29.73</text:p>
          </table:table-cell>
          <table:table-cell/>
          <table:table-cell table:formula="of:=[.$A$2]*[.$B$12]*[.D19]" office:value-type="float" office:value="620.49" calcext:value-type="float">
            <text:p>620.49</text:p>
          </table:table-cell>
          <table:table-cell table:formula="of:=[.G19]/([.E19]*1000/20/10)" office:value-type="float" office:value="4.17416750756811" calcext:value-type="float">
            <text:p>4.1741675075681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001" calcext:value-type="float">
            <text:p>0.001</text:p>
          </table:table-cell>
          <table:table-cell office:value-type="float" office:value="1.67" calcext:value-type="float">
            <text:p>1.67</text:p>
          </table:table-cell>
          <table:table-cell office:value-type="float" office:value="14.85" calcext:value-type="float">
            <text:p>14.85</text:p>
          </table:table-cell>
          <table:table-cell/>
          <table:table-cell table:formula="of:=[.$K$2]*[.$B$12]*[.N19]" office:value-type="float" office:value="272.878" calcext:value-type="float">
            <text:p>272.878</text:p>
          </table:table-cell>
          <table:table-cell table:formula="of:=[.Q19]/([.O19]*1000/20/10)" office:value-type="float" office:value="3.67512457912458" calcext:value-type="float">
            <text:p>3.67512457912458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office:value-type="float" office:value="1.98" calcext:value-type="float">
            <text:p>1.98</text:p>
          </table:table-cell>
          <table:table-cell office:value-type="float" office:value="29.63" calcext:value-type="float">
            <text:p>29.63</text:p>
          </table:table-cell>
          <table:table-cell/>
          <table:table-cell table:formula="of:=[.$A$2]*[.$B$12]*[.D20]" office:value-type="float" office:value="664.092" calcext:value-type="float">
            <text:p>664.092</text:p>
          </table:table-cell>
          <table:table-cell table:formula="of:=[.G20]/([.E20]*1000/20/10)" office:value-type="float" office:value="4.4825649679379" calcext:value-type="float">
            <text:p>4.4825649679379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office:value-type="float" office:value="0.004" calcext:value-type="float">
            <text:p>0.004</text:p>
          </table:table-cell>
          <table:table-cell office:value-type="float" office:value="1.71" calcext:value-type="float">
            <text:p>1.71</text:p>
          </table:table-cell>
          <table:table-cell office:value-type="float" office:value="14.8" calcext:value-type="float">
            <text:p>14.8</text:p>
          </table:table-cell>
          <table:table-cell/>
          <table:table-cell table:formula="of:=[.$K$2]*[.$B$12]*[.N20]" office:value-type="float" office:value="279.414" calcext:value-type="float">
            <text:p>279.414</text:p>
          </table:table-cell>
          <table:table-cell table:formula="of:=[.Q20]/([.O20]*1000/20/10)" office:value-type="float" office:value="3.77586486486486" calcext:value-type="float">
            <text:p>3.7758648648648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013" calcext:value-type="float">
            <text:p>0.013</text:p>
          </table:table-cell>
          <table:table-cell office:value-type="float" office:value="2.13" calcext:value-type="float">
            <text:p>2.13</text:p>
          </table:table-cell>
          <table:table-cell office:value-type="float" office:value="29.54" calcext:value-type="float">
            <text:p>29.54</text:p>
          </table:table-cell>
          <table:table-cell/>
          <table:table-cell table:formula="of:=[.$A$2]*[.$B$12]*[.D21]" office:value-type="float" office:value="714.402" calcext:value-type="float">
            <text:p>714.402</text:p>
          </table:table-cell>
          <table:table-cell table:formula="of:=[.G21]/([.E21]*1000/20/10)" office:value-type="float" office:value="4.83684495599188" calcext:value-type="float">
            <text:p>4.83684495599188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office:value-type="float" office:value="0.006" calcext:value-type="float">
            <text:p>0.006</text:p>
          </table:table-cell>
          <table:table-cell office:value-type="float" office:value="1.75" calcext:value-type="float">
            <text:p>1.75</text:p>
          </table:table-cell>
          <table:table-cell office:value-type="float" office:value="14.75" calcext:value-type="float">
            <text:p>14.75</text:p>
          </table:table-cell>
          <table:table-cell/>
          <table:table-cell table:formula="of:=[.$K$2]*[.$B$12]*[.N21]" office:value-type="float" office:value="285.95" calcext:value-type="float">
            <text:p>285.95</text:p>
          </table:table-cell>
          <table:table-cell table:formula="of:=[.Q21]/([.O21]*1000/20/10)" office:value-type="float" office:value="3.87728813559322" calcext:value-type="float">
            <text:p>3.87728813559322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016" calcext:value-type="float">
            <text:p>0.016</text:p>
          </table:table-cell>
          <table:table-cell office:value-type="float" office:value="2.3" calcext:value-type="float">
            <text:p>2.3</text:p>
          </table:table-cell>
          <table:table-cell office:value-type="float" office:value="29.44" calcext:value-type="float">
            <text:p>29.44</text:p>
          </table:table-cell>
          <table:table-cell/>
          <table:table-cell table:formula="of:=[.$A$2]*[.$B$12]*[.D22]" office:value-type="float" office:value="771.42" calcext:value-type="float">
            <text:p>771.42</text:p>
          </table:table-cell>
          <table:table-cell table:formula="of:=[.G22]/([.E22]*1000/20/10)" office:value-type="float" office:value="5.240625" calcext:value-type="float">
            <text:p>5.240625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0.009" calcext:value-type="float">
            <text:p>0.009</text:p>
          </table:table-cell>
          <table:table-cell office:value-type="float" office:value="1.79" calcext:value-type="float">
            <text:p>1.79</text:p>
          </table:table-cell>
          <table:table-cell office:value-type="float" office:value="17.71" calcext:value-type="float">
            <text:p>17.71</text:p>
          </table:table-cell>
          <table:table-cell/>
          <table:table-cell table:formula="of:=[.$K$2]*[.$B$12]*[.N22]" office:value-type="float" office:value="292.486" calcext:value-type="float">
            <text:p>292.486</text:p>
          </table:table-cell>
          <table:table-cell table:formula="of:=[.Q22]/([.O22]*1000/20/10)" office:value-type="float" office:value="3.30306041784303" calcext:value-type="float">
            <text:p>3.3030604178430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018" calcext:value-type="float">
            <text:p>0.018</text:p>
          </table:table-cell>
          <table:table-cell office:value-type="float" office:value="2.36" calcext:value-type="float">
            <text:p>2.36</text:p>
          </table:table-cell>
          <table:table-cell office:value-type="float" office:value="29.4" calcext:value-type="float">
            <text:p>29.4</text:p>
          </table:table-cell>
          <table:table-cell/>
          <table:table-cell table:formula="of:=[.$A$2]*[.$B$12]*[.D23]" office:value-type="float" office:value="791.544" calcext:value-type="float">
            <text:p>791.544</text:p>
          </table:table-cell>
          <table:table-cell table:formula="of:=[.G23]/([.E23]*1000/20/10)" office:value-type="float" office:value="5.38465306122449" calcext:value-type="float">
            <text:p>5.38465306122449</text:p>
          </table:table-cell>
          <table:table-cell table:number-columns-repeated="3"/>
          <table:table-cell office:value-type="float" office:value="1800" calcext:value-type="float">
            <text:p>1800</text:p>
          </table:table-cell>
          <table:table-cell office:value-type="float" office:value="0.01" calcext:value-type="float">
            <text:p>0.01</text:p>
          </table:table-cell>
          <table:table-cell office:value-type="float" office:value="1.81" calcext:value-type="float">
            <text:p>1.81</text:p>
          </table:table-cell>
          <table:table-cell office:value-type="float" office:value="14.69" calcext:value-type="float">
            <text:p>14.69</text:p>
          </table:table-cell>
          <table:table-cell/>
          <table:table-cell table:formula="of:=[.$K$2]*[.$B$12]*[.N23]" office:value-type="float" office:value="295.754" calcext:value-type="float">
            <text:p>295.754</text:p>
          </table:table-cell>
          <table:table-cell table:formula="of:=[.Q23]/([.O23]*1000/20/10)" office:value-type="float" office:value="4.02660313138189" calcext:value-type="float">
            <text:p>4.02660313138189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021" calcext:value-type="float">
            <text:p>0.021</text:p>
          </table:table-cell>
          <table:table-cell office:value-type="float" office:value="2.55" calcext:value-type="float">
            <text:p>2.55</text:p>
          </table:table-cell>
          <table:table-cell office:value-type="float" office:value="29.31" calcext:value-type="float">
            <text:p>29.31</text:p>
          </table:table-cell>
          <table:table-cell/>
          <table:table-cell table:formula="of:=[.$A$2]*[.$B$12]*[.D24]" office:value-type="float" office:value="855.27" calcext:value-type="float">
            <text:p>855.27</text:p>
          </table:table-cell>
          <table:table-cell table:formula="of:=[.G24]/([.E24]*1000/20/10)" office:value-type="float" office:value="5.8360286591607" calcext:value-type="float">
            <text:p>5.8360286591607</text:p>
          </table:table-cell>
          <table:table-cell table:number-columns-repeated="3"/>
          <table:table-cell office:value-type="float" office:value="2100" calcext:value-type="float">
            <text:p>2100</text:p>
          </table:table-cell>
          <table:table-cell office:value-type="float" office:value="0.011" calcext:value-type="float">
            <text:p>0.011</text:p>
          </table:table-cell>
          <table:table-cell office:value-type="float" office:value="1.87" calcext:value-type="float">
            <text:p>1.87</text:p>
          </table:table-cell>
          <table:table-cell office:value-type="float" office:value="14.64" calcext:value-type="float">
            <text:p>14.64</text:p>
          </table:table-cell>
          <table:table-cell/>
          <table:table-cell table:formula="of:=[.$K$2]*[.$B$12]*[.N24]" office:value-type="float" office:value="305.558" calcext:value-type="float">
            <text:p>305.558</text:p>
          </table:table-cell>
          <table:table-cell table:formula="of:=[.Q24]/([.O24]*1000/20/10)" office:value-type="float" office:value="4.17428961748634" calcext:value-type="float">
            <text:p>4.17428961748634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Etude variateur</text:p>
          </table:table-cell>
          <table:table-cell office:value-type="string" calcext:value-type="string">
            <text:p>potentiomet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/f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percentage" office:value="0.2" calcext:value-type="percentage">
            <text:p>20.00%</text:p>
          </table:table-cell>
          <table:table-cell office:value-type="float" office:value="49" calcext:value-type="float">
            <text:p>49</text:p>
          </table:table-cell>
          <table:table-cell office:value-type="float" office:value="0.12" calcext:value-type="float">
            <text:p>0.12</text:p>
          </table:table-cell>
          <table:table-cell table:formula="of:=1/[.D30]" office:value-type="float" office:value="8.33333333333333" calcext:value-type="float">
            <text:p>8.33333333333333</text:p>
          </table:table-cell>
          <table:table-cell table:formula="of:=[.C30]*[.D30]" office:value-type="float" office:value="5.88" calcext:value-type="float">
            <text:p>5.88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percentage" office:value="0.3" calcext:value-type="percentage">
            <text:p>30.00%</text:p>
          </table:table-cell>
          <table:table-cell office:value-type="float" office:value="86.9" calcext:value-type="float">
            <text:p>86.9</text:p>
          </table:table-cell>
          <table:table-cell office:value-type="float" office:value="0.0712" calcext:value-type="float">
            <text:p>0.0712</text:p>
          </table:table-cell>
          <table:table-cell table:formula="of:=1/[.D31]" office:value-type="float" office:value="14.0449438202247" calcext:value-type="float">
            <text:p>14.0449438202247</text:p>
          </table:table-cell>
          <table:table-cell table:formula="of:=[.C31]*[.D31]" office:value-type="float" office:value="6.18728" calcext:value-type="float">
            <text:p>6.18728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percentage" office:value="0.4" calcext:value-type="percentage">
            <text:p>40.00%</text:p>
          </table:table-cell>
          <table:table-cell office:value-type="float" office:value="125" calcext:value-type="float">
            <text:p>125</text:p>
          </table:table-cell>
          <table:table-cell office:value-type="float" office:value="0.052" calcext:value-type="float">
            <text:p>0.052</text:p>
          </table:table-cell>
          <table:table-cell table:formula="of:=1/[.D32]" office:value-type="float" office:value="19.2307692307692" calcext:value-type="float">
            <text:p>19.2307692307692</text:p>
          </table:table-cell>
          <table:table-cell table:formula="of:=[.C32]*[.D32]" office:value-type="float" office:value="6.5" calcext:value-type="float">
            <text:p>6.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percentage" office:value="0.5" calcext:value-type="percentage">
            <text:p>50.00%</text:p>
          </table:table-cell>
          <table:table-cell office:value-type="float" office:value="166" calcext:value-type="float">
            <text:p>166</text:p>
          </table:table-cell>
          <table:table-cell office:value-type="float" office:value="0.04" calcext:value-type="float">
            <text:p>0.04</text:p>
          </table:table-cell>
          <table:table-cell table:formula="of:=1/[.D33]" office:value-type="float" office:value="25" calcext:value-type="float">
            <text:p>25</text:p>
          </table:table-cell>
          <table:table-cell table:formula="of:=[.C33]*[.D33]" office:value-type="float" office:value="6.64" calcext:value-type="float">
            <text:p>6.64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percentage" office:value="0.6" calcext:value-type="percentage">
            <text:p>60.00%</text:p>
          </table:table-cell>
          <table:table-cell office:value-type="float" office:value="203" calcext:value-type="float">
            <text:p>203</text:p>
          </table:table-cell>
          <table:table-cell office:value-type="float" office:value="0.033" calcext:value-type="float">
            <text:p>0.033</text:p>
          </table:table-cell>
          <table:table-cell table:formula="of:=1/[.D34]" office:value-type="float" office:value="30.3030303030303" calcext:value-type="float">
            <text:p>30.3030303030303</text:p>
          </table:table-cell>
          <table:table-cell table:formula="of:=[.C34]*[.D34]" office:value-type="float" office:value="6.699" calcext:value-type="float">
            <text:p>6.699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percentage" office:value="0.7" calcext:value-type="percentage">
            <text:p>70.00%</text:p>
          </table:table-cell>
          <table:table-cell office:value-type="float" office:value="250" calcext:value-type="float">
            <text:p>250</text:p>
          </table:table-cell>
          <table:table-cell office:value-type="float" office:value="0.028" calcext:value-type="float">
            <text:p>0.028</text:p>
          </table:table-cell>
          <table:table-cell table:formula="of:=1/[.D35]" office:value-type="float" office:value="35.7142857142857" calcext:value-type="float">
            <text:p>35.7142857142857</text:p>
          </table:table-cell>
          <table:table-cell table:formula="of:=[.C35]*[.D35]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percentage" office:value="0.8" calcext:value-type="percentage">
            <text:p>80.00%</text:p>
          </table:table-cell>
          <table:table-cell office:value-type="float" office:value="289" calcext:value-type="float">
            <text:p>289</text:p>
          </table:table-cell>
          <table:table-cell office:value-type="float" office:value="0.0238" calcext:value-type="float">
            <text:p>0.0238</text:p>
          </table:table-cell>
          <table:table-cell table:formula="of:=1/[.D36]" office:value-type="float" office:value="42.0168067226891" calcext:value-type="float">
            <text:p>42.0168067226891</text:p>
          </table:table-cell>
          <table:table-cell table:formula="of:=[.C36]*[.D36]" office:value-type="float" office:value="6.8782" calcext:value-type="float">
            <text:p>6.878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percentage" office:value="0.9" calcext:value-type="percentage">
            <text:p>90.00%</text:p>
          </table:table-cell>
          <table:table-cell office:value-type="float" office:value="331" calcext:value-type="float">
            <text:p>331</text:p>
          </table:table-cell>
          <table:table-cell office:value-type="float" office:value="0.0208" calcext:value-type="float">
            <text:p>0.0208</text:p>
          </table:table-cell>
          <table:table-cell table:formula="of:=1/[.D37]" office:value-type="float" office:value="48.0769230769231" calcext:value-type="float">
            <text:p>48.0769230769231</text:p>
          </table:table-cell>
          <table:table-cell table:formula="of:=[.C37]*[.D37]" office:value-type="float" office:value="6.8848" calcext:value-type="float">
            <text:p>6.8848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percentage" office:value="1" calcext:value-type="percentage">
            <text:p>100.00%</text:p>
          </table:table-cell>
          <table:table-cell office:value-type="float" office:value="337" calcext:value-type="float">
            <text:p>337</text:p>
          </table:table-cell>
          <table:table-cell office:value-type="float" office:value="0.02" calcext:value-type="float">
            <text:p>0.02</text:p>
          </table:table-cell>
          <table:table-cell table:formula="of:=1/[.D38]" office:value-type="float" office:value="50" calcext:value-type="float">
            <text:p>50</text:p>
          </table:table-cell>
          <table:table-cell table:formula="of:=[.C38]*[.D38]" office:value-type="float" office:value="6.74" calcext:value-type="float">
            <text:p>6.7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9:00:54.334181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3T18:48:40.138884066</meta:creation-date>
    <dc:date>2021-11-26T19:10:20.253438443</dc:date>
    <meta:editing-duration>PT18M18S</meta:editing-duration>
    <meta:editing-cycles>3</meta:editing-cycles>
    <meta:generator>LibreOffice/7.1.7.2$Linux_X86_64 LibreOffice_project/10$Build-2</meta:generator>
    <meta:document-statistic meta:table-count="1" meta:cell-count="256" meta:object-count="0"/>
  </office:meta>
</office:document-meta>
</file>